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draw:marker-start-width="0.279cm" draw:marker-end-width="0.279cm" draw:opacity="100%" draw:textarea-horizontal-align="justify" draw:textarea-vertical-align="middle" draw:auto-grow-height="false" fo:min-height="1.28cm" fo:min-width="2.8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53cm" draw:marker-start-width="0.279cm" draw:marker-end-width="0.279cm" draw:opacity="100%" draw:textarea-horizontal-align="justify" draw:textarea-vertical-align="middle" draw:auto-grow-height="false" fo:min-height="0.987cm" fo:min-width="3.12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svg:stroke-width="0.053cm" draw:marker-start-width="0.279cm" draw:marker-end-width="0.279cm" draw:opacity="100%" draw:textarea-horizontal-align="justify" draw:textarea-vertical-align="middle" draw:auto-grow-height="false" fo:min-height="0.875cm" fo:min-width="2.59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draw:marker-start-width="0.279cm" draw:marker-end-width="0.279cm" draw:opacity="100%" draw:textarea-horizontal-align="justify" draw:textarea-vertical-align="middle" draw:auto-grow-height="false" fo:min-height="0.824cm" fo:min-width="2.55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draw:marker-start-width="0.279cm" draw:marker-end-width="0.279cm" draw:opacity="100%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Double_20_Dash" svg:stroke-width="0.053cm" draw:marker-start-width="0.279cm" draw:marker-end-width="0.279cm" svg:stroke-linecap="butt" draw:opacity="100%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draw:marker-start-width="0.279cm" draw:marker-end-width="0.279cm" draw:opacity="100%" draw:textarea-horizontal-align="justify" draw:textarea-vertical-align="middle" draw:auto-grow-height="false" fo:min-height="0.94cm" fo:min-width="2.78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solid"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Dot" svg:stroke-width="0.053cm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fill-color="#ffffff" fo:min-height="0.433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0.459cm" fo:min-width="0.8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0.433cm" fo:min-width="0.72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0.613cm" fo:min-width="0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75cm" fo:min-width="1.25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376cm" fo:min-width="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5cm" fo:min-width="1.87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5cm" fo:min-width="1.25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698cm" fo:min-width="1.874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Double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fill-color="#ffffff" fo:min-height="0.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75cm" fo:min-width="3.25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5cm" fo:min-width="1.75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433cm" fo:min-width="0.281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433cm" fo:min-width="0.21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5cm" fo:min-width="2.5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648cm" fo:min-width="1.89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574cm" fo:min-width="2.4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748cm" fo:min-width="2.874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1cm" fo:min-width="3.25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75cm" fo:min-width="2.75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626cm" fo:min-width="2.25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0.433cm" fo:min-width="0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9cm" fo:min-width="2.65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676cm" fo:min-width="3.326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5cm" fo:min-width="2.126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85cm" fo:min-width="2.9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75cm" fo:min-width="2.25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75cm" fo:min-width="2.5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85cm" fo:min-width="1.9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626cm" fo:min-width="1.376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626cm" fo:min-width="2.5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1.1cm" fo:min-width="3.25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draw:stroke="solid" svg:stroke-width="0.053cm" draw:marker-start-width="0.279cm" draw:marker-end-width="0.279cm" draw:textarea-horizontal-align="justify" draw:textarea-vertical-align="middle" draw:auto-grow-height="false" fo:min-height="0.75cm" fo:min-width="2.876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75cm" fo:min-width="2.75cm" fo:padding-top="0.151cm" fo:padding-bottom="0.151cm" fo:padding-left="0.276cm" fo:padding-right="0.276cm"/>
      <style:paragraph-properties style:writing-mode="lr-tb"/>
    </style:style>
    <style:style style:name="gr4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395cm" fo:min-width="0.197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98cm" fo:min-width="2.198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5cm" fo:min-width="3.25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395cm" fo:min-width="0.256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395cm" fo:min-width="0.294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26cm" fo:min-width="2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bold"/>
    </style:style>
    <style:style style:name="P2" style:family="paragraph">
      <loext:graphic-properties draw:opacity="100%"/>
      <style:paragraph-properties fo:text-align="center" style:writing-mode="lr-tb"/>
      <style:text-properties fo:font-size="12pt" fo:font-weight="bold"/>
    </style:style>
    <style:style style:name="P3" style:family="paragraph">
      <loext:graphic-properties draw:opacity="100%"/>
      <style:paragraph-properties fo:text-align="center"/>
      <style:text-properties fo:font-size="12pt" fo:font-weight="bold"/>
    </style:style>
    <style:style style:name="P4" style:family="paragraph">
      <style:paragraph-properties fo:text-align="center"/>
      <style:text-properties fo:font-size="12pt" fo:font-weight="bold"/>
    </style:style>
    <style:style style:name="P5" style:family="paragraph">
      <style:text-properties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7" style:family="paragraph">
      <loext:graphic-properties draw:fill="none"/>
      <style:paragraph-properties fo:text-align="center"/>
      <style:text-properties fo:font-size="12pt" fo:font-weight="bold"/>
    </style:style>
    <style:style style:name="P8" style:family="paragraph">
      <style:paragraph-properties fo:text-align="center" style:writing-mode="lr-tb"/>
      <style:text-properties fo:font-size="12pt" fo:font-weight="bold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bold" style:font-size-asian="10pt" style:font-size-complex="10pt"/>
    </style:style>
    <style:style style:name="P10" style:family="paragraph">
      <style:paragraph-properties fo:text-align="center"/>
      <style:text-properties fo:font-size="12pt" fo:font-weight="bold" style:font-size-asian="10pt" style:font-size-complex="10pt"/>
    </style:style>
    <style:style style:name="P11" style:family="paragraph">
      <loext:graphic-properties draw:fill="none" draw:fill-color="#ffffff"/>
      <style:text-properties fo:font-size="12pt" fo:font-weight="bold"/>
    </style:style>
    <style:style style:name="P12" style:family="paragraph">
      <style:text-properties fo:font-size="12pt" fo:font-weight="bold" style:font-size-asian="10pt" style:font-size-complex="10pt"/>
    </style:style>
    <style:style style:name="P13" style:family="paragraph">
      <loext:graphic-properties draw:fill="none" draw:fill-color="#ffffff"/>
      <style:text-properties fo:font-size="12pt" fo:font-weight="bold" style:font-size-asian="10pt" style:font-size-complex="10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6.9cm" svg:height="3.163cm" svg:x="28.1cm" svg:y="31.337cm">
          <text:p text:style-name="P1">Intermediate station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3.629cm" svg:height="1.237cm" svg:x="47.621cm" svg:y="19.013cm">
          <text:p text:style-name="P1">coach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091cm" svg:height="1.125cm" svg:x="27.759cm" svg:y="25.275cm">
          <text:p text:style-name="P1">schedule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221cm" svg:height="2.25cm" svg:x="39.779cm" svg:y="26cm">
          <text:p text:style-name="P1">Scheduled coach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curve" svg:x1="49.435cm" svg:y1="20.25cm" svg:x2="42.89cm" svg:y2="26cm" draw:start-shape="id1" draw:start-glue-point="2" draw:end-shape="id2" draw:end-glue-point="4" svg:d="M49435 20250c0 4312-6545 1438-6545 5750" svg:viewBox="0 0 6546 5751">
          <text:p/>
        </draw:connector>
        <draw:connector draw:style-name="gr6" draw:text-style-name="P3" draw:layer="layout" draw:type="curve" svg:x1="39.779cm" svg:y1="27.125cm" svg:x2="29.304cm" svg:y2="25.275cm" draw:start-shape="id2" draw:start-glue-point="5" draw:end-shape="id3" draw:end-glue-point="0" svg:d="M39779 27125c-6697 0-5580-1189-6525-1850s-3950-792-3950 0" svg:viewBox="0 0 10476 2397">
          <text:p/>
        </draw:connector>
        <draw:custom-shape draw:style-name="gr7" draw:text-style-name="P2" xml:id="id4" draw:id="id4" draw:layer="layout" svg:width="3.288cm" svg:height="1.19cm" svg:x="23.812cm" svg:y="38.21cm">
          <text:p text:style-name="P1">st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27.1cm" svg:y1="38.805cm" svg:x2="28.1cm" svg:y2="32.919cm" draw:start-shape="id4" draw:start-glue-point="1" draw:end-shape="id5" draw:end-glue-point="5" svg:d="M27100 38805c790 0 527-2450 500-2450s-290-3436 500-3436" svg:viewBox="0 0 1001 5887">
          <text:p/>
        </draw:connector>
        <draw:connector draw:style-name="gr6" draw:text-style-name="P3" draw:layer="layout" draw:type="curve" svg:x1="31.55cm" svg:y1="31.337cm" svg:x2="27.759cm" svg:y2="25.837cm" draw:start-shape="id5" draw:start-glue-point="4" draw:end-shape="id3" draw:end-glue-point="3" svg:d="M31550 31337c0-3703-2160-3086-3306-3535s-1277-1965-485-1965" svg:viewBox="0 0 4294 5501">
          <text:p/>
        </draw:connector>
        <draw:connector draw:style-name="gr8" draw:text-style-name="P4" draw:layer="layout" svg:x1="28.1cm" svg:y1="32.919cm" svg:x2="27.686cm" svg:y2="31.587cm" draw:start-shape="id5" draw:start-glue-point="5" draw:end-shape="id6" draw:end-glue-point="1" svg:d="M28100 32919h-207v-1332h-207" svg:viewBox="0 0 415 1333">
          <text:p/>
        </draw:connector>
        <draw:connector draw:style-name="gr9" draw:text-style-name="P4" draw:layer="layout" draw:type="curve" svg:x1="31.55cm" svg:y1="31.337cm" svg:x2="31.846cm" svg:y2="30.888cm" draw:start-shape="id5" draw:start-glue-point="4" draw:end-shape="id7" draw:end-glue-point="3" svg:d="M31550 31337c0-300 98-449 296-449" svg:viewBox="0 0 297 450">
          <text:p/>
        </draw:connector>
        <draw:connector draw:style-name="gr8" draw:text-style-name="P4" draw:layer="layout" draw:type="curve" svg:x1="43.746cm" svg:y1="25.627cm" svg:x2="42.89cm" svg:y2="26cm" draw:start-shape="id8" draw:start-glue-point="2" draw:end-shape="id2" draw:end-glue-point="4" svg:d="M43746 25627c0 280-856 94-856 373" svg:viewBox="0 0 857 374">
          <text:p/>
        </draw:connector>
        <draw:connector draw:style-name="gr8" draw:text-style-name="P4" draw:layer="layout" draw:type="curve" svg:x1="39.125cm" svg:y1="26.002cm" svg:x2="39.779cm" svg:y2="27.125cm" draw:start-shape="id9" draw:start-glue-point="2" draw:end-shape="id2" draw:end-glue-point="5" svg:d="M39125 26002c0 749 218 1123 654 1123" svg:viewBox="0 0 655 1124">
          <text:p/>
        </draw:connector>
        <draw:frame draw:style-name="gr10" draw:text-style-name="P6" xml:id="id6" draw:id="id6" draw:layer="layout" svg:width="0.82cm" svg:height="0.777cm" svg:x="26.866cm" svg:y="31.199cm">
          <draw:text-box>
            <text:p text:style-name="P5">N</text:p>
          </draw:text-box>
        </draw:frame>
        <draw:frame draw:style-name="gr11" draw:text-style-name="P6" xml:id="id7" draw:id="id7" draw:layer="layout" svg:width="0.82cm" svg:height="0.777cm" svg:x="31.846cm" svg:y="30.5cm">
          <draw:text-box>
            <text:p text:style-name="P5">M</text:p>
          </draw:text-box>
        </draw:frame>
        <draw:frame draw:style-name="gr12" draw:text-style-name="P6" xml:id="id8" draw:id="id8" draw:layer="layout" svg:width="0.607cm" svg:height="0.777cm" svg:x="43.443cm" svg:y="24.85cm">
          <draw:text-box>
            <text:p text:style-name="P5">N</text:p>
          </draw:text-box>
        </draw:frame>
        <draw:frame draw:style-name="gr13" draw:text-style-name="P6" xml:id="id9" draw:id="id9" draw:layer="layout" svg:width="0.75cm" svg:height="0.915cm" svg:x="38.75cm" svg:y="25.087cm">
          <draw:text-box>
            <text:p text:style-name="P5">M</text:p>
          </draw:text-box>
        </draw:frame>
        <draw:custom-shape draw:style-name="gr14" draw:text-style-name="P1" xml:id="id12" draw:id="id12" draw:layer="layout" svg:width="1.75cm" svg:height="1cm" svg:x="12.35cm" svg:y="23.4cm">
          <text:p text:style-name="P1">train</text:p>
          <draw:enhanced-geometry svg:viewBox="0 0 21600 21600" draw:type="rectangle" draw:enhanced-path="M 0 0 L 21600 0 21600 21600 0 21600 0 0 Z N"/>
        </draw:custom-shape>
        <draw:custom-shape draw:style-name="gr15" draw:text-style-name="P1" xml:id="id21" draw:id="id21" draw:layer="layout" svg:width="5cm" svg:height="1.25cm" svg:x="37.85cm" svg:y="17.15cm">
          <text:p text:style-name="P1">Main dr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20" draw:id="id20" draw:layer="layout" svg:width="4.75cm" svg:height="1.5cm" svg:x="32.1cm" svg:y="16.9cm">
          <text:p text:style-name="P1">codr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xml:id="id11" draw:id="id11" draw:layer="layout" svg:width="3.5cm" svg:height="1.5cm" svg:x="17.85cm" svg:y="22.4cm">
          <text:p text:style-name="P1">Main tr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10" draw:id="id10" draw:layer="layout" svg:width="4.85cm" svg:height="2cm" svg:x="17cm" svg:y="24.9cm">
          <text:p text:style-name="P1">Standby tr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7" draw:layer="layout" draw:type="curve" svg:x1="21.85cm" svg:y1="25.9cm" svg:x2="27.759cm" svg:y2="25.837cm" draw:start-shape="id10" draw:start-glue-point="7" draw:end-shape="id3" draw:end-glue-point="3" svg:d="M21850 25900c4432 0 1478-63 5909-63" svg:viewBox="0 0 5910 64">
          <text:p/>
        </draw:connector>
        <draw:connector draw:style-name="gr20" draw:text-style-name="P7" draw:layer="layout" draw:type="curve" svg:x1="21.35cm" svg:y1="23.15cm" svg:x2="27.759cm" svg:y2="25.837cm" draw:start-shape="id11" draw:start-glue-point="7" draw:end-shape="id3" draw:end-glue-point="3" svg:d="M21350 23150c4807 0 1603 2687 6409 2687" svg:viewBox="0 0 6410 2688">
          <text:p/>
        </draw:connector>
        <draw:connector draw:style-name="gr19" draw:text-style-name="P7" draw:layer="layout" draw:type="curve" svg:x1="14.1cm" svg:y1="23.9cm" svg:x2="17.85cm" svg:y2="23.15cm" draw:start-shape="id12" draw:start-glue-point="1" draw:end-shape="id11" draw:end-glue-point="5" svg:d="M14100 23900c2812 0 938-750 3750-750" svg:viewBox="0 0 3751 751">
          <text:p/>
        </draw:connector>
        <draw:connector draw:style-name="gr19" draw:text-style-name="P7" draw:layer="layout" draw:type="curve" svg:x1="14.1cm" svg:y1="23.9cm" svg:x2="17cm" svg:y2="25.9cm" draw:start-shape="id12" draw:start-glue-point="1" draw:end-shape="id10" draw:end-glue-point="5" svg:d="M14100 23900c2175 0 725 2000 2900 2000" svg:viewBox="0 0 2901 2001">
          <text:p/>
        </draw:connector>
        <draw:frame draw:style-name="gr10" draw:text-style-name="P6" xml:id="id14" draw:id="id14" draw:layer="layout" svg:width="0.75cm" svg:height="0.777cm" svg:x="16.85cm" svg:y="22.1cm">
          <draw:text-box>
            <text:p text:style-name="P5">1</text:p>
          </draw:text-box>
        </draw:frame>
        <draw:frame draw:style-name="gr10" draw:text-style-name="P6" xml:id="id13" draw:id="id13" draw:layer="layout" svg:width="0.75cm" svg:height="0.777cm" svg:x="15.6cm" svg:y="27.005cm">
          <draw:text-box>
            <text:p text:style-name="P5">1</text:p>
          </draw:text-box>
        </draw:frame>
        <draw:frame draw:style-name="gr10" draw:text-style-name="P6" xml:id="id16" draw:id="id16" draw:layer="layout" svg:width="0.65cm" svg:height="0.777cm" svg:x="22.35cm" svg:y="27.15cm">
          <draw:text-box>
            <text:p text:style-name="P5">N</text:p>
          </draw:text-box>
        </draw:frame>
        <draw:frame draw:style-name="gr21" draw:text-style-name="P6" xml:id="id15" draw:id="id15" draw:layer="layout" svg:width="0.75cm" svg:height="0.802cm" svg:x="21.6cm" svg:y="21.9cm">
          <draw:text-box>
            <text:p text:style-name="P5">N</text:p>
          </draw:text-box>
        </draw:frame>
        <draw:connector draw:style-name="gr19" draw:text-style-name="P7" draw:layer="layout" draw:type="curve" svg:x1="15.975cm" svg:y1="27.005cm" svg:x2="17cm" svg:y2="25.9cm" draw:start-shape="id13" draw:start-glue-point="0" draw:end-shape="id10" draw:end-glue-point="5" svg:d="M15975 27005c0-737 341-1105 1025-1105" svg:viewBox="0 0 1026 1106">
          <text:p/>
        </draw:connector>
        <draw:connector draw:style-name="gr19" draw:text-style-name="P7" draw:layer="layout" draw:type="curve" svg:x1="17.6cm" svg:y1="22.488cm" svg:x2="17.85cm" svg:y2="23.15cm" draw:start-shape="id14" draw:start-glue-point="1" draw:end-shape="id11" draw:end-glue-point="5" svg:d="M17600 22488c187 0 63 662 250 662" svg:viewBox="0 0 251 663">
          <text:p/>
        </draw:connector>
        <draw:connector draw:style-name="gr19" draw:text-style-name="P7" draw:layer="layout" draw:type="curve" svg:x1="21.975cm" svg:y1="22.702cm" svg:x2="21.35cm" svg:y2="23.15cm" draw:start-shape="id15" draw:start-glue-point="2" draw:end-shape="id11" draw:end-glue-point="7" svg:d="M21975 22702c0 299-208 448-625 448" svg:viewBox="0 0 626 449">
          <text:p/>
        </draw:connector>
        <draw:connector draw:style-name="gr19" draw:text-style-name="P7" draw:layer="layout" draw:type="curve" svg:x1="22.675cm" svg:y1="27.15cm" svg:x2="21.85cm" svg:y2="25.9cm" draw:start-shape="id16" draw:start-glue-point="0" draw:end-shape="id10" draw:end-glue-point="7" svg:d="M22675 27150c0-834-275-1250-825-1250" svg:viewBox="0 0 826 1251">
          <text:p/>
        </draw:connector>
        <draw:custom-shape draw:style-name="gr22" draw:text-style-name="P1" xml:id="id17" draw:id="id17" draw:layer="layout" svg:width="3.75cm" svg:height="1cm" svg:x="27.6cm" svg:y="10.15cm"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6" draw:text-style-name="P1" xml:id="id19" draw:id="id19" draw:layer="layout" svg:width="4.75cm" svg:height="1.5cm" svg:x="26.85cm" svg:y="16.9cm">
          <text:p text:style-name="P1">Standby main dr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18" draw:id="id18" draw:layer="layout" svg:width="4.5cm" svg:height="1.5cm" svg:x="21.35cm" svg:y="16.4cm">
          <text:p text:style-name="P1">Standby codr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7" draw:layer="layout" draw:type="curve" svg:x1="29.475cm" svg:y1="11.15cm" svg:x2="23.6cm" svg:y2="16.4cm" draw:start-shape="id17" draw:start-glue-point="2" draw:end-shape="id18" draw:end-glue-point="4" svg:d="M29475 11150c0 3937-5875 1313-5875 5250" svg:viewBox="0 0 5876 5251">
          <text:p/>
        </draw:connector>
        <draw:connector draw:style-name="gr19" draw:text-style-name="P7" draw:layer="layout" draw:type="curve" svg:x1="29.475cm" svg:y1="11.15cm" svg:x2="29.225cm" svg:y2="16.9cm" draw:start-shape="id17" draw:start-glue-point="2" draw:end-shape="id19" draw:end-glue-point="4" svg:d="M29475 11150c0 4312-250 1438-250 5750" svg:viewBox="0 0 251 5751">
          <text:p/>
        </draw:connector>
        <draw:connector draw:style-name="gr19" draw:text-style-name="P7" draw:layer="layout" draw:type="curve" svg:x1="29.475cm" svg:y1="11.15cm" svg:x2="34.475cm" svg:y2="16.9cm" draw:start-shape="id17" draw:start-glue-point="2" draw:end-shape="id20" draw:end-glue-point="4" svg:d="M29475 11150c0 4312 5000 1438 5000 5750" svg:viewBox="0 0 5001 5751">
          <text:p/>
        </draw:connector>
        <draw:connector draw:style-name="gr19" draw:text-style-name="P7" draw:layer="layout" draw:type="curve" svg:x1="29.475cm" svg:y1="11.15cm" svg:x2="40.35cm" svg:y2="17.15cm" draw:start-shape="id17" draw:start-glue-point="2" draw:end-shape="id21" draw:end-glue-point="4" svg:d="M29475 11150c0 4500 10875 1500 10875 6000" svg:viewBox="0 0 10876 6001">
          <text:p/>
        </draw:connector>
        <draw:connector draw:style-name="gr19" draw:text-style-name="P7" draw:layer="layout" draw:type="curve" svg:x1="23.6cm" svg:y1="17.9cm" svg:x2="29.304cm" svg:y2="25.275cm" draw:start-shape="id18" draw:start-glue-point="6" draw:end-shape="id3" draw:end-glue-point="0" svg:d="M23600 17900c0 5532 5704 1845 5704 7375" svg:viewBox="0 0 5705 7376">
          <text:p/>
        </draw:connector>
        <draw:connector draw:style-name="gr19" draw:text-style-name="P7" draw:layer="layout" draw:type="curve" svg:x1="29.225cm" svg:y1="18.4cm" svg:x2="29.304cm" svg:y2="25.275cm" draw:start-shape="id19" draw:start-glue-point="6" draw:end-shape="id3" draw:end-glue-point="0" svg:d="M29225 18400c0 5157 79 1720 79 6875" svg:viewBox="0 0 80 6876">
          <text:p/>
        </draw:connector>
        <draw:connector draw:style-name="gr19" draw:text-style-name="P7" draw:layer="layout" draw:type="curve" svg:x1="34.475cm" svg:y1="18.4cm" svg:x2="29.304cm" svg:y2="25.275cm" draw:start-shape="id20" draw:start-glue-point="6" draw:end-shape="id3" draw:end-glue-point="0" svg:d="M34475 18400c0 5157-5171 1720-5171 6875" svg:viewBox="0 0 5172 6876">
          <text:p/>
        </draw:connector>
        <draw:connector draw:style-name="gr20" draw:text-style-name="P7" draw:layer="layout" draw:type="curve" svg:x1="40.35cm" svg:y1="18.4cm" svg:x2="29.304cm" svg:y2="25.275cm" draw:start-shape="id21" draw:start-glue-point="6" draw:end-shape="id3" draw:end-glue-point="0" svg:d="M40350 18400c0 5157-11046 1720-11046 6875" svg:viewBox="0 0 11047 6876">
          <text:p/>
        </draw:connector>
        <draw:frame draw:style-name="gr24" draw:text-style-name="P6" xml:id="id26" draw:id="id26" draw:layer="layout" svg:width="0.859cm" svg:height="0.777cm" svg:x="21.85cm" svg:y="19.85cm">
          <draw:text-box>
            <text:p text:style-name="P5">N</text:p>
          </draw:text-box>
        </draw:frame>
        <draw:frame draw:style-name="gr10" draw:text-style-name="P6" xml:id="id27" draw:id="id27" draw:layer="layout" svg:width="0.75cm" svg:height="0.777cm" svg:x="27.4cm" svg:y="19.85cm">
          <draw:text-box>
            <text:p text:style-name="P5">N</text:p>
          </draw:text-box>
        </draw:frame>
        <draw:frame draw:style-name="gr24" draw:text-style-name="P6" xml:id="id28" draw:id="id28" draw:layer="layout" svg:width="0.859cm" svg:height="0.777cm" svg:x="34.8cm" svg:y="19.4cm">
          <draw:text-box>
            <text:p text:style-name="P5">N</text:p>
          </draw:text-box>
        </draw:frame>
        <draw:frame draw:style-name="gr10" draw:text-style-name="P6" xml:id="id29" draw:id="id29" draw:layer="layout" svg:width="0.75cm" svg:height="0.777cm" svg:x="39cm" svg:y="19.1cm">
          <draw:text-box>
            <text:p text:style-name="P5">N</text:p>
          </draw:text-box>
        </draw:frame>
        <draw:frame draw:style-name="gr21" draw:text-style-name="P6" xml:id="id22" draw:id="id22" draw:layer="layout" svg:width="0.75cm" svg:height="0.802cm" svg:x="20.5cm" svg:y="14.45cm">
          <draw:text-box>
            <text:p text:style-name="P5">1</text:p>
          </draw:text-box>
        </draw:frame>
        <draw:frame draw:style-name="gr25" draw:text-style-name="P6" xml:id="id23" draw:id="id23" draw:layer="layout" svg:width="0.791cm" svg:height="0.777cm" svg:x="27.45cm" svg:y="15.25cm">
          <draw:text-box>
            <text:p text:style-name="P5">1</text:p>
          </draw:text-box>
        </draw:frame>
        <draw:frame draw:style-name="gr25" draw:text-style-name="P6" xml:id="id24" draw:id="id24" draw:layer="layout" svg:width="0.791cm" svg:height="0.777cm" svg:x="36.8cm" svg:y="15.35cm">
          <draw:text-box>
            <text:p text:style-name="P5">1</text:p>
          </draw:text-box>
        </draw:frame>
        <draw:frame draw:style-name="gr25" draw:text-style-name="P6" xml:id="id25" draw:id="id25" draw:layer="layout" svg:width="0.791cm" svg:height="0.777cm" svg:x="40.75cm" svg:y="15.15cm">
          <draw:text-box>
            <text:p text:style-name="P5">1</text:p>
          </draw:text-box>
        </draw:frame>
        <draw:connector draw:style-name="gr19" draw:text-style-name="P7" draw:layer="layout" draw:type="curve" svg:x1="20.875cm" svg:y1="15.252cm" svg:x2="23.6cm" svg:y2="16.4cm" draw:start-shape="id22" draw:start-glue-point="2" draw:end-shape="id18" draw:end-glue-point="4" svg:d="M20875 15252c0 861 2725 287 2725 1148" svg:viewBox="0 0 2726 1149">
          <text:p/>
        </draw:connector>
        <draw:connector draw:style-name="gr19" draw:text-style-name="P7" draw:layer="layout" draw:type="curve" svg:x1="27.845cm" svg:y1="16.027cm" svg:x2="29.225cm" svg:y2="16.9cm" draw:start-shape="id23" draw:start-glue-point="2" draw:end-shape="id19" draw:end-glue-point="4" svg:d="M27845 16027c0 655 1380 219 1380 873" svg:viewBox="0 0 1381 874">
          <text:p/>
        </draw:connector>
        <draw:connector draw:style-name="gr19" draw:text-style-name="P7" draw:layer="layout" draw:type="curve" svg:x1="37.195cm" svg:y1="16.127cm" svg:x2="34.475cm" svg:y2="16.9cm" draw:start-shape="id24" draw:start-glue-point="2" draw:end-shape="id20" draw:end-glue-point="4" svg:d="M37195 16127c0 580-2720 194-2720 773" svg:viewBox="0 0 2721 774">
          <text:p/>
        </draw:connector>
        <draw:connector draw:style-name="gr19" draw:text-style-name="P7" draw:layer="layout" draw:type="curve" svg:x1="41.145cm" svg:y1="15.927cm" svg:x2="40.35cm" svg:y2="17.15cm" draw:start-shape="id25" draw:start-glue-point="2" draw:end-shape="id21" draw:end-glue-point="4" svg:d="M41145 15927c0 918-795 307-795 1223" svg:viewBox="0 0 796 1224">
          <text:p/>
        </draw:connector>
        <draw:connector draw:style-name="gr19" draw:text-style-name="P7" draw:layer="layout" draw:type="curve" svg:x1="22.279cm" svg:y1="19.85cm" svg:x2="23.6cm" svg:y2="17.9cm" draw:start-shape="id26" draw:start-glue-point="0" draw:end-shape="id18" draw:end-glue-point="6" svg:d="M22279 19850c0-1461 1321-486 1321-1950" svg:viewBox="0 0 1322 1951">
          <text:p/>
        </draw:connector>
        <draw:connector draw:style-name="gr19" draw:text-style-name="P7" draw:layer="layout" draw:type="curve" svg:x1="27.775cm" svg:y1="19.85cm" svg:x2="29.225cm" svg:y2="18.4cm" draw:start-shape="id27" draw:start-glue-point="0" draw:end-shape="id19" draw:end-glue-point="6" svg:d="M27775 19850c0-1086 1450-361 1450-1450" svg:viewBox="0 0 1451 1451">
          <text:p/>
        </draw:connector>
        <draw:connector draw:style-name="gr19" draw:text-style-name="P7" draw:layer="layout" draw:type="curve" svg:x1="35.229cm" svg:y1="19.4cm" svg:x2="34.475cm" svg:y2="18.4cm" draw:start-shape="id28" draw:start-glue-point="0" draw:end-shape="id20" draw:end-glue-point="6" svg:d="M35229 19400c0-748-754-249-754-1000" svg:viewBox="0 0 755 1001">
          <text:p/>
        </draw:connector>
        <draw:connector draw:style-name="gr19" draw:text-style-name="P7" draw:layer="layout" draw:type="curve" svg:x1="39.375cm" svg:y1="19.1cm" svg:x2="40.35cm" svg:y2="18.4cm" draw:start-shape="id29" draw:start-glue-point="0" draw:end-shape="id21" draw:end-glue-point="6" svg:d="M39375 19100c0-523 975-174 975-700" svg:viewBox="0 0 976 701">
          <text:p/>
        </draw:connector>
        <draw:custom-shape draw:style-name="gr26" draw:text-style-name="P1" xml:id="id30" draw:id="id30" draw:layer="layout" svg:width="3cm" svg:height="0.75cm" svg:x="7.85cm" svg:y="38.4cm"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27" draw:text-style-name="P1" xml:id="id31" draw:id="id31" draw:layer="layout" svg:width="4.9cm" svg:height="1.9cm" svg:x="15.1cm" svg:y="37.75cm">
          <text:p text:style-name="P1">Start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xml:id="id32" draw:id="id32" draw:layer="layout" svg:width="6cm" svg:height="1.75cm" svg:x="13.75cm" svg:y="40cm">
          <text:p text:style-name="P1">Destination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7" draw:layer="layout" draw:type="curve" svg:x1="10.85cm" svg:y1="38.775cm" svg:x2="15.1cm" svg:y2="38.7cm" draw:start-shape="id30" draw:start-glue-point="1" draw:end-shape="id31" draw:end-glue-point="5" svg:d="M10850 38775c3187 0 1063-75 4250-75" svg:viewBox="0 0 4251 76">
          <text:p/>
        </draw:connector>
        <draw:connector draw:style-name="gr20" draw:text-style-name="P7" draw:layer="layout" draw:type="curve" svg:x1="10.85cm" svg:y1="38.775cm" svg:x2="13.75cm" svg:y2="40.875cm" draw:start-shape="id30" draw:start-glue-point="1" draw:end-shape="id32" draw:end-glue-point="5" svg:d="M10850 38775c2175 0 725 2100 2900 2100" svg:viewBox="0 0 2901 2101">
          <text:p/>
        </draw:connector>
        <draw:connector draw:style-name="gr19" draw:text-style-name="P7" draw:layer="layout" draw:type="curve" svg:x1="20cm" svg:y1="38.7cm" svg:x2="23.812cm" svg:y2="38.805cm" draw:start-shape="id31" draw:start-glue-point="7" draw:end-shape="id4" draw:end-glue-point="3" svg:d="M20000 38700c2860 0 955 105 3812 105" svg:viewBox="0 0 3813 106">
          <text:p/>
        </draw:connector>
        <draw:connector draw:style-name="gr19" draw:text-style-name="P7" draw:layer="layout" draw:type="curve" svg:x1="19.75cm" svg:y1="40.875cm" svg:x2="23.812cm" svg:y2="38.805cm" draw:start-shape="id32" draw:start-glue-point="7" draw:end-shape="id4" draw:end-glue-point="3" svg:d="M19750 40875c3048 0 1017-2070 4062-2070" svg:viewBox="0 0 4063 2071">
          <text:p/>
        </draw:connector>
        <draw:frame draw:style-name="gr24" draw:text-style-name="P6" xml:id="id33" draw:id="id33" draw:layer="layout" svg:width="0.859cm" svg:height="0.777cm" svg:x="14.1cm" svg:y="37.45cm">
          <draw:text-box>
            <text:p text:style-name="P5">N</text:p>
          </draw:text-box>
        </draw:frame>
        <draw:frame draw:style-name="gr24" draw:text-style-name="P6" xml:id="id34" draw:id="id34" draw:layer="layout" svg:width="0.859cm" svg:height="0.777cm" svg:x="12.8cm" svg:y="42.2cm">
          <draw:text-box>
            <text:p text:style-name="P5">N</text:p>
          </draw:text-box>
        </draw:frame>
        <draw:frame draw:style-name="gr25" draw:text-style-name="P6" xml:id="id35" draw:id="id35" draw:layer="layout" svg:width="0.791cm" svg:height="0.777cm" svg:x="18.8cm" svg:y="41.75cm">
          <draw:text-box>
            <text:p text:style-name="P5">1</text:p>
          </draw:text-box>
        </draw:frame>
        <draw:frame draw:style-name="gr25" draw:text-style-name="P6" xml:id="id36" draw:id="id36" draw:layer="layout" svg:width="0.791cm" svg:height="0.777cm" svg:x="20cm" svg:y="36.8cm">
          <draw:text-box>
            <text:p text:style-name="P5">1</text:p>
          </draw:text-box>
        </draw:frame>
        <draw:connector draw:style-name="gr19" draw:text-style-name="P7" draw:layer="layout" draw:type="curve" svg:x1="14.529cm" svg:y1="38.227cm" svg:x2="15.1cm" svg:y2="38.7cm" draw:start-shape="id33" draw:start-glue-point="2" draw:end-shape="id31" draw:end-glue-point="5" svg:d="M14529 38227c0 316 190 473 571 473" svg:viewBox="0 0 572 474">
          <text:p/>
        </draw:connector>
        <draw:connector draw:style-name="gr19" draw:text-style-name="P7" draw:layer="layout" draw:type="curve" svg:x1="13.75cm" svg:y1="40.875cm" svg:x2="13.229cm" svg:y2="42.2cm" draw:start-shape="id32" draw:start-glue-point="5" draw:end-shape="id34" draw:end-glue-point="0" svg:d="M13750 40875c-348 0-521 441-521 1325" svg:viewBox="0 0 522 1326">
          <text:p/>
        </draw:connector>
        <draw:connector draw:style-name="gr19" draw:text-style-name="P7" draw:layer="layout" draw:type="curve" svg:x1="19.75cm" svg:y1="40.875cm" svg:x2="19.195cm" svg:y2="42.527cm" draw:start-shape="id32" draw:start-glue-point="7" draw:end-shape="id35" svg:d="M19750 40875c792 0 661 1090 324 1700s-879 742-879-48" svg:viewBox="0 0 1144 2202">
          <text:p/>
        </draw:connector>
        <draw:connector draw:style-name="gr19" draw:text-style-name="P7" draw:layer="layout" draw:type="curve" svg:x1="20cm" svg:y1="38.7cm" svg:x2="20.395cm" svg:y2="37.577cm" draw:start-shape="id31" draw:start-glue-point="7" draw:end-shape="id36" draw:end-glue-point="2" svg:d="M20000 38700c264 0 395-374 395-1123" svg:viewBox="0 0 396 1124">
          <text:p/>
        </draw:connector>
        <draw:custom-shape draw:style-name="gr29" draw:text-style-name="P1" xml:id="id37" draw:id="id37" draw:layer="layout" svg:width="6.85cm" svg:height="2.1cm" svg:x="14.25cm" svg:y="33.65cm">
          <text:p text:style-name="P1">Scheduled rou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7" draw:layer="layout" draw:type="curve" svg:x1="14.25cm" svg:y1="34.7cm" svg:x2="9.35cm" svg:y2="38.4cm" draw:start-shape="id37" draw:start-glue-point="5" draw:end-shape="id30" draw:end-glue-point="0" svg:d="M14250 34700c-3267 0-4900 1233-4900 3700" svg:viewBox="0 0 4901 3701">
          <text:p/>
        </draw:connector>
        <draw:connector draw:style-name="gr20" draw:text-style-name="P7" draw:layer="layout" draw:type="curve" svg:x1="21.1cm" svg:y1="34.7cm" svg:x2="27.759cm" svg:y2="25.837cm" draw:start-shape="id37" draw:start-glue-point="7" draw:end-shape="id3" draw:end-glue-point="3" svg:d="M21100 34700c4995 0 1666-8863 6659-8863" svg:viewBox="0 0 6660 8864">
          <text:p/>
        </draw:connector>
        <draw:frame draw:style-name="gr25" draw:text-style-name="P6" xml:id="id38" draw:id="id38" draw:layer="layout" svg:width="0.791cm" svg:height="0.777cm" svg:x="12.6cm" svg:y="32.15cm">
          <draw:text-box>
            <text:p text:style-name="P5">1</text:p>
          </draw:text-box>
        </draw:frame>
        <draw:frame draw:style-name="gr24" draw:text-style-name="P6" xml:id="id39" draw:id="id39" draw:layer="layout" svg:width="0.859cm" svg:height="0.777cm" svg:x="21.1cm" svg:y="32.05cm">
          <draw:text-box>
            <text:p text:style-name="P5">N</text:p>
          </draw:text-box>
        </draw:frame>
        <draw:connector draw:style-name="gr19" draw:text-style-name="P7" draw:layer="layout" draw:type="curve" svg:x1="14.25cm" svg:y1="34.7cm" svg:x2="12.995cm" svg:y2="32.927cm" draw:start-shape="id37" draw:start-glue-point="5" draw:end-shape="id38" draw:end-glue-point="2" svg:d="M14250 34700c-837 0-1255-591-1255-1773" svg:viewBox="0 0 1256 1774">
          <text:p/>
        </draw:connector>
        <draw:connector draw:style-name="gr19" draw:text-style-name="P7" draw:layer="layout" draw:type="curve" svg:x1="21.1cm" svg:y1="34.7cm" svg:x2="21.529cm" svg:y2="32.827cm" draw:start-shape="id37" draw:start-glue-point="7" draw:end-shape="id39" draw:end-glue-point="2" svg:d="M21100 34700c286 0 429-624 429-1873" svg:viewBox="0 0 430 1874">
          <text:p/>
        </draw:connector>
        <draw:custom-shape draw:style-name="gr30" draw:text-style-name="P1" xml:id="id41" draw:id="id41" draw:layer="layout" svg:width="3.75cm" svg:height="1.25cm" svg:x="50cm" svg:y="35.5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31" draw:text-style-name="P1" xml:id="id42" draw:id="id42" draw:layer="layout" svg:width="3.25cm" svg:height="1cm" svg:x="60cm" svg:y="31.75cm">
          <text:p text:style-name="P1">passenger</text:p>
          <draw:enhanced-geometry svg:viewBox="0 0 21600 21600" draw:type="rectangle" draw:enhanced-path="M 0 0 L 21600 0 21600 21600 0 21600 0 0 Z N"/>
        </draw:custom-shape>
        <draw:custom-shape draw:style-name="gr32" draw:text-style-name="P1" xml:id="id40" draw:id="id40" draw:layer="layout" svg:width="5.5cm" svg:height="1.75cm" svg:x="59.25cm" svg:y="35.75cm">
          <text:p text:style-name="P1">Ticket bought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7" draw:layer="layout" draw:type="curve" svg:x1="59.25cm" svg:y1="36.625cm" svg:x2="53.75cm" svg:y2="36.125cm" draw:start-shape="id40" draw:start-glue-point="5" draw:end-shape="id41" draw:end-glue-point="1" svg:d="M59250 36625c-4125 0-1375-500-5500-500" svg:viewBox="0 0 5501 501">
          <text:p/>
        </draw:connector>
        <draw:connector draw:style-name="gr19" draw:text-style-name="P7" draw:layer="layout" draw:type="curve" svg:x1="62cm" svg:y1="35.75cm" svg:x2="61.625cm" svg:y2="32.75cm" draw:start-shape="id40" draw:start-glue-point="4" draw:end-shape="id42" draw:end-glue-point="2" svg:d="M62000 35750c0-2250-375-750-375-3000" svg:viewBox="0 0 376 3001">
          <text:p/>
        </draw:connector>
        <draw:frame draw:style-name="gr33" draw:text-style-name="P6" xml:id="id44" draw:id="id44" draw:layer="layout" svg:width="0.756cm" svg:height="0.777cm" svg:x="58.5cm" svg:y="37.5cm">
          <draw:text-box>
            <text:p text:style-name="P5">N</text:p>
          </draw:text-box>
        </draw:frame>
        <draw:frame draw:style-name="gr33" draw:text-style-name="P6" xml:id="id43" draw:id="id43" draw:layer="layout" svg:width="0.797cm" svg:height="0.777cm" svg:x="59.75cm" svg:y="33.9cm">
          <draw:text-box>
            <text:p text:style-name="P5">1</text:p>
          </draw:text-box>
        </draw:frame>
        <draw:connector draw:style-name="gr19" draw:text-style-name="P7" draw:layer="layout" draw:type="curve" svg:x1="62cm" svg:y1="35.75cm" svg:x2="60.148cm" svg:y2="34.677cm" draw:start-shape="id40" draw:start-glue-point="4" draw:end-shape="id43" draw:end-glue-point="2" svg:d="M62000 35750c0-804-1852-268-1852-1073" svg:viewBox="0 0 1853 1074">
          <text:p/>
        </draw:connector>
        <draw:connector draw:style-name="gr19" draw:text-style-name="P7" draw:layer="layout" draw:type="curve" svg:x1="59.25cm" svg:y1="36.625cm" svg:x2="58.878cm" svg:y2="37.5cm" draw:start-shape="id40" draw:start-glue-point="5" draw:end-shape="id44" draw:end-glue-point="0" svg:d="M59250 36625c-248 0-372 291-372 875" svg:viewBox="0 0 373 876">
          <text:p/>
        </draw:connector>
        <draw:custom-shape draw:style-name="gr34" draw:text-style-name="P1" xml:id="id46" draw:id="id46" draw:layer="layout" svg:width="3.15cm" svg:height="1.15cm" svg:x="62.4cm" svg:y="23.25cm">
          <text:p text:style-name="P1">discount</text:p>
          <draw:enhanced-geometry svg:viewBox="0 0 21600 21600" draw:type="rectangle" draw:enhanced-path="M 0 0 L 21600 0 21600 21600 0 21600 0 0 Z N"/>
        </draw:custom-shape>
        <draw:custom-shape draw:style-name="gr35" draw:text-style-name="P1" xml:id="id45" draw:id="id45" draw:layer="layout" svg:width="7.65cm" svg:height="1.85cm" svg:x="59.85cm" svg:y="27.25cm">
          <text:p text:style-name="P1">Passenger 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7" draw:layer="layout" draw:type="curve" svg:x1="63.675cm" svg:y1="27.25cm" svg:x2="63.975cm" svg:y2="24.4cm" draw:start-shape="id45" draw:start-glue-point="4" draw:end-shape="id46" draw:end-glue-point="2" svg:d="M63675 27250c0-2137 300-713 300-2850" svg:viewBox="0 0 301 2851">
          <text:p/>
        </draw:connector>
        <draw:connector draw:style-name="gr20" draw:text-style-name="P7" draw:layer="layout" draw:type="curve" svg:x1="63.675cm" svg:y1="29.1cm" svg:x2="61.625cm" svg:y2="31.75cm" draw:start-shape="id45" draw:start-glue-point="6" draw:end-shape="id42" draw:end-glue-point="0" svg:d="M63675 29100c0 1989-2050 664-2050 2650" svg:viewBox="0 0 2051 2651">
          <text:p/>
        </draw:connector>
        <draw:frame draw:style-name="gr25" draw:text-style-name="P6" xml:id="id47" draw:id="id47" draw:layer="layout" svg:width="0.791cm" svg:height="0.777cm" svg:x="62.1cm" svg:y="26cm">
          <draw:text-box>
            <text:p text:style-name="P5">1</text:p>
          </draw:text-box>
        </draw:frame>
        <draw:frame draw:style-name="gr24" draw:text-style-name="P6" xml:id="id48" draw:id="id48" draw:layer="layout" svg:width="0.859cm" svg:height="0.777cm" svg:x="64.55cm" svg:y="29.55cm">
          <draw:text-box>
            <text:p text:style-name="P5">N</text:p>
          </draw:text-box>
        </draw:frame>
        <draw:connector draw:style-name="gr19" draw:text-style-name="P7" draw:layer="layout" draw:type="curve" svg:x1="63.675cm" svg:y1="27.25cm" svg:x2="62.891cm" svg:y2="26.388cm" draw:start-shape="id45" draw:start-glue-point="4" draw:end-shape="id47" draw:end-glue-point="1" svg:d="M63675 27250c0-575-261-862-784-862" svg:viewBox="0 0 785 863">
          <text:p/>
        </draw:connector>
        <draw:connector draw:style-name="gr19" draw:text-style-name="P7" draw:layer="layout" draw:type="curve" svg:x1="63.675cm" svg:y1="29.1cm" svg:x2="64.55cm" svg:y2="29.938cm" draw:start-shape="id45" draw:start-glue-point="6" draw:end-shape="id48" draw:end-glue-point="3" svg:d="M63675 29100c0 559 291 838 875 838" svg:viewBox="0 0 876 839">
          <text:p/>
        </draw:connector>
        <draw:custom-shape draw:style-name="gr36" draw:text-style-name="P1" xml:id="id49" draw:id="id49" draw:layer="layout" svg:width="5.25cm" svg:height="1.5cm" svg:x="49.75cm" svg:y="38.75cm">
          <text:p text:style-name="P1">booked 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" xml:id="id50" draw:id="id50" draw:layer="layout" svg:width="3.4cm" svg:height="1.1cm" svg:x="50.5cm" svg:y="43.4cm">
          <text:p text:style-name="P1">Travel agent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curve" svg:x1="52.375cm" svg:y1="38.75cm" svg:x2="51.875cm" svg:y2="36.75cm" draw:start-shape="id49" draw:start-glue-point="4" draw:end-shape="id41" draw:end-glue-point="2" svg:d="M52375 38750c0-1500-500-500-500-2000" svg:viewBox="0 0 501 2001">
          <text:p/>
        </draw:connector>
        <draw:connector draw:style-name="gr19" draw:text-style-name="P7" draw:layer="layout" draw:type="curve" svg:x1="52.375cm" svg:y1="40.25cm" svg:x2="52.2cm" svg:y2="43.4cm" draw:start-shape="id49" draw:start-glue-point="6" draw:end-shape="id50" draw:end-glue-point="0" svg:d="M52375 40250c0 2364-175 789-175 3150" svg:viewBox="0 0 176 3151">
          <text:p/>
        </draw:connector>
        <draw:frame draw:style-name="gr24" draw:text-style-name="P6" xml:id="id51" draw:id="id51" draw:layer="layout" svg:width="0.859cm" svg:height="0.777cm" svg:x="50.3cm" svg:y="37.8cm">
          <draw:text-box>
            <text:p text:style-name="P5">N</text:p>
          </draw:text-box>
        </draw:frame>
        <draw:frame draw:style-name="gr33" draw:text-style-name="P6" xml:id="id52" draw:id="id52" draw:layer="layout" svg:width="0.797cm" svg:height="0.777cm" svg:x="53.3cm" svg:y="40.75cm">
          <draw:text-box>
            <text:p text:style-name="P5">1</text:p>
          </draw:text-box>
        </draw:frame>
        <draw:connector draw:style-name="gr19" draw:text-style-name="P7" draw:layer="layout" draw:type="curve" svg:x1="52.375cm" svg:y1="38.75cm" svg:x2="51.159cm" svg:y2="38.188cm" draw:start-shape="id49" draw:start-glue-point="4" draw:end-shape="id51" draw:end-glue-point="1" svg:d="M52375 38750c0-375-405-562-1216-562" svg:viewBox="0 0 1217 563">
          <text:p/>
        </draw:connector>
        <draw:connector draw:style-name="gr19" draw:text-style-name="P7" draw:layer="layout" draw:type="curve" svg:x1="52.375cm" svg:y1="40.25cm" svg:x2="53.3cm" svg:y2="41.138cm" draw:start-shape="id49" draw:start-glue-point="6" draw:end-shape="id52" draw:end-glue-point="3" svg:d="M52375 40250c0 592 308 888 925 888" svg:viewBox="0 0 926 889">
          <text:p/>
        </draw:connector>
        <draw:custom-shape draw:style-name="gr38" draw:text-style-name="P1" xml:id="id53" draw:id="id53" draw:layer="layout" svg:width="5.5cm" svg:height="2cm" svg:x="37.6cm" svg:y="34.15cm">
          <text:p text:style-name="P1">Board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1" xml:id="id54" draw:id="id54" draw:layer="layout" svg:width="6cm" svg:height="2cm" svg:x="36.85cm" svg:y="38.4cm">
          <text:p text:style-name="P1">Alight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7" draw:layer="layout" draw:type="curve" svg:x1="27.1cm" svg:y1="38.805cm" svg:x2="37.6cm" svg:y2="35.15cm" draw:start-shape="id4" draw:start-glue-point="1" draw:end-shape="id53" draw:end-glue-point="5" svg:d="M27100 38805c7875 0 2625-3655 10500-3655" svg:viewBox="0 0 10501 3656">
          <text:p/>
        </draw:connector>
        <draw:connector draw:style-name="gr19" draw:text-style-name="P7" draw:layer="layout" draw:type="curve" svg:x1="27.1cm" svg:y1="38.805cm" svg:x2="36.85cm" svg:y2="39.4cm" draw:start-shape="id4" draw:start-glue-point="1" draw:end-shape="id54" draw:end-glue-point="5" svg:d="M27100 38805c7312 0 2438 595 9750 595" svg:viewBox="0 0 9751 596">
          <text:p/>
        </draw:connector>
        <draw:connector draw:style-name="gr20" draw:text-style-name="P7" draw:layer="layout" draw:type="curve" svg:x1="43.1cm" svg:y1="35.15cm" svg:x2="50cm" svg:y2="36.125cm" draw:start-shape="id53" draw:start-glue-point="7" draw:end-shape="id41" draw:end-glue-point="3" svg:d="M43100 35150c5176 0 1727 975 6900 975" svg:viewBox="0 0 6901 976">
          <text:p/>
        </draw:connector>
        <draw:connector draw:style-name="gr20" draw:text-style-name="P7" draw:layer="layout" draw:type="curve" svg:x1="42.85cm" svg:y1="39.4cm" svg:x2="50cm" svg:y2="36.125cm" draw:start-shape="id54" draw:start-glue-point="7" draw:end-shape="id41" draw:end-glue-point="3" svg:d="M42850 39400c5364 0 1789-3275 7150-3275" svg:viewBox="0 0 7151 3276">
          <text:p/>
        </draw:connector>
        <draw:frame draw:style-name="gr24" draw:text-style-name="P6" xml:id="id56" draw:id="id56" draw:layer="layout" svg:width="0.859cm" svg:height="0.777cm" svg:x="43.6cm" svg:y="33.65cm">
          <draw:text-box>
            <text:p text:style-name="P5">N</text:p>
          </draw:text-box>
        </draw:frame>
        <draw:frame draw:style-name="gr24" draw:text-style-name="P6" xml:id="id58" draw:id="id58" draw:layer="layout" svg:width="0.859cm" svg:height="0.777cm" svg:x="43.1cm" svg:y="38.15cm">
          <draw:text-box>
            <text:p text:style-name="P5">N</text:p>
          </draw:text-box>
        </draw:frame>
        <draw:frame draw:style-name="gr25" draw:text-style-name="P6" xml:id="id55" draw:id="id55" draw:layer="layout" svg:width="0.791cm" svg:height="0.777cm" svg:x="36.05cm" svg:y="33.3cm">
          <draw:text-box>
            <text:p text:style-name="P5">1</text:p>
          </draw:text-box>
        </draw:frame>
        <draw:frame draw:style-name="gr25" draw:text-style-name="P6" xml:id="id57" draw:id="id57" draw:layer="layout" svg:width="0.791cm" svg:height="0.777cm" svg:x="35.85cm" svg:y="40cm">
          <draw:text-box>
            <text:p text:style-name="P5">1</text:p>
          </draw:text-box>
        </draw:frame>
        <draw:connector draw:style-name="gr19" draw:text-style-name="P7" draw:layer="layout" draw:type="curve" svg:x1="37.6cm" svg:y1="35.15cm" svg:x2="36.445cm" svg:y2="34.077cm" draw:start-shape="id53" draw:start-glue-point="5" draw:end-shape="id55" draw:end-glue-point="2" svg:d="M37600 35150c-770 0-1155-357-1155-1073" svg:viewBox="0 0 1156 1074">
          <text:p/>
        </draw:connector>
        <draw:connector draw:style-name="gr19" draw:text-style-name="P7" draw:layer="layout" draw:type="curve" svg:x1="43.1cm" svg:y1="35.15cm" svg:x2="44.029cm" svg:y2="34.427cm" draw:start-shape="id53" draw:start-glue-point="7" draw:end-shape="id56" draw:end-glue-point="2" svg:d="M43100 35150c620 0 929-241 929-723" svg:viewBox="0 0 930 724">
          <text:p/>
        </draw:connector>
        <draw:connector draw:style-name="gr19" draw:text-style-name="P7" draw:layer="layout" draw:type="curve" svg:x1="36.85cm" svg:y1="39.4cm" svg:x2="36.245cm" svg:y2="40cm" draw:start-shape="id54" draw:start-glue-point="5" draw:end-shape="id57" draw:end-glue-point="0" svg:d="M36850 39400c-404 0-605 200-605 600" svg:viewBox="0 0 606 601">
          <text:p/>
        </draw:connector>
        <draw:connector draw:style-name="gr19" draw:text-style-name="P7" draw:layer="layout" draw:type="curve" svg:x1="42.85cm" svg:y1="39.4cm" svg:x2="43.529cm" svg:y2="38.927cm" draw:start-shape="id54" draw:start-glue-point="7" draw:end-shape="id58" draw:end-glue-point="2" svg:d="M42850 39400c453 0 679-157 679-473" svg:viewBox="0 0 680 474">
          <text:p/>
        </draw:connector>
        <draw:custom-shape draw:style-name="gr40" draw:text-style-name="P1" xml:id="id60" draw:id="id60" draw:layer="layout" svg:width="2.4cm" svg:height="1.1cm" svg:x="51.25cm" svg:y="27.4cm">
          <text:p text:style-name="P1">seat</text:p>
          <draw:enhanced-geometry svg:viewBox="0 0 21600 21600" draw:type="rectangle" draw:enhanced-path="M 0 0 L 21600 0 21600 21600 0 21600 0 0 Z N"/>
        </draw:custom-shape>
        <draw:custom-shape draw:style-name="gr41" draw:text-style-name="P1" xml:id="id59" draw:id="id59" draw:layer="layout" svg:width="3.75cm" svg:height="1.75cm" svg:x="50.25cm" svg:y="30.5cm">
          <text:p text:style-name="P1">Seat 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7" draw:layer="layout" draw:type="curve" svg:x1="52.125cm" svg:y1="30.5cm" svg:x2="52.45cm" svg:y2="28.5cm" draw:start-shape="id59" draw:start-glue-point="4" draw:end-shape="id60" draw:end-glue-point="2" svg:d="M52125 30500c0-1500 325-500 325-2000" svg:viewBox="0 0 326 2001">
          <text:p/>
        </draw:connector>
        <draw:connector draw:style-name="gr20" draw:text-style-name="P7" draw:layer="layout" draw:type="curve" svg:x1="52.125cm" svg:y1="32.25cm" svg:x2="51.875cm" svg:y2="35.5cm" draw:start-shape="id59" draw:start-glue-point="6" draw:end-shape="id41" svg:d="M52125 32250c0 2439-250 814-250 3250" svg:viewBox="0 0 251 3251">
          <text:p/>
        </draw:connector>
        <draw:custom-shape draw:style-name="gr42" draw:text-style-name="P1" xml:id="id61" draw:id="id61" draw:layer="layout" svg:width="6cm" svg:height="1.75cm" svg:x="49.25cm" svg:y="23.75cm">
          <text:p text:style-name="P1">Seat 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7" draw:layer="layout" draw:type="curve" svg:x1="49.435cm" svg:y1="20.25cm" svg:x2="52.25cm" svg:y2="23.75cm" draw:start-shape="id1" draw:end-shape="id61" draw:end-glue-point="4" svg:d="M49435 20250c0 2625 2815 875 2815 3500" svg:viewBox="0 0 2816 3501">
          <text:p/>
        </draw:connector>
        <draw:connector draw:style-name="gr20" draw:text-style-name="P7" draw:layer="layout" draw:type="curve" svg:x1="52.45cm" svg:y1="27.4cm" svg:x2="52.25cm" svg:y2="25.5cm" draw:start-shape="id60" draw:start-glue-point="0" draw:end-shape="id61" draw:end-glue-point="6" svg:d="M52450 27400c0-1423-200-474-200-1900" svg:viewBox="0 0 201 1901">
          <text:p/>
        </draw:connector>
        <draw:frame draw:style-name="gr25" draw:text-style-name="P6" xml:id="id62" draw:id="id62" draw:layer="layout" svg:width="0.791cm" svg:height="0.777cm" svg:x="52.95cm" svg:y="22.8cm">
          <draw:text-box>
            <text:p text:style-name="P5">1</text:p>
          </draw:text-box>
        </draw:frame>
        <draw:frame draw:style-name="gr24" draw:text-style-name="P6" xml:id="id63" draw:id="id63" draw:layer="layout" svg:width="0.859cm" svg:height="0.777cm" svg:x="50.9cm" svg:y="25.7cm">
          <draw:text-box>
            <text:p text:style-name="P5">N</text:p>
          </draw:text-box>
        </draw:frame>
        <draw:connector draw:style-name="gr19" draw:text-style-name="P7" draw:layer="layout" draw:type="curve" svg:x1="52.25cm" svg:y1="23.75cm" svg:x2="52.95cm" svg:y2="23.188cm" draw:start-shape="id61" draw:start-glue-point="4" draw:end-shape="id62" draw:end-glue-point="3" svg:d="M52250 23750c0-375 233-562 700-562" svg:viewBox="0 0 701 563">
          <text:p/>
        </draw:connector>
        <draw:connector draw:style-name="gr19" draw:text-style-name="P7" draw:layer="layout" draw:type="curve" svg:x1="52.25cm" svg:y1="25.5cm" svg:x2="51.759cm" svg:y2="26.088cm" draw:start-shape="id61" draw:start-glue-point="6" draw:end-shape="id63" draw:end-glue-point="1" svg:d="M52250 25500c0 392-163 588-491 588" svg:viewBox="0 0 492 589">
          <text:p/>
        </draw:connector>
        <draw:custom-shape draw:style-name="gr43" draw:text-style-name="P1" xml:id="id65" draw:id="id65" draw:layer="layout" svg:width="3.75cm" svg:height="1.35cm" svg:x="47.5cm" svg:y="10.15cm">
          <text:p text:style-name="P1">maintenance</text:p>
          <draw:enhanced-geometry svg:viewBox="0 0 21600 21600" draw:type="rectangle" draw:enhanced-path="M 0 0 L 21600 0 21600 21600 0 21600 0 0 Z N"/>
        </draw:custom-shape>
        <draw:custom-shape draw:style-name="gr44" draw:text-style-name="P1" xml:id="id64" draw:id="id64" draw:layer="layout" svg:width="6.75cm" svg:height="2cm" svg:x="47.25cm" svg:y="15cm">
          <text:p text:style-name="P1">repai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7" draw:layer="layout" draw:type="curve" svg:x1="50.625cm" svg:y1="15cm" svg:x2="49.375cm" svg:y2="11.5cm" draw:start-shape="id64" draw:start-glue-point="4" draw:end-shape="id65" svg:d="M50625 15000c0-2625-1250-875-1250-3500" svg:viewBox="0 0 1251 3501">
          <text:p/>
        </draw:connector>
        <draw:connector draw:style-name="gr20" draw:text-style-name="P7" draw:layer="layout" draw:type="curve" svg:x1="50.625cm" svg:y1="17cm" svg:x2="49.435cm" svg:y2="19.013cm" draw:start-shape="id64" draw:start-glue-point="6" draw:end-shape="id1" draw:end-glue-point="0" svg:d="M50625 17000c0 1510-1190 504-1190 2013" svg:viewBox="0 0 1191 2014">
          <text:p/>
        </draw:connector>
        <draw:frame draw:style-name="gr24" draw:text-style-name="P6" xml:id="id66" draw:id="id66" draw:layer="layout" svg:width="0.859cm" svg:height="0.777cm" svg:x="51.35cm" svg:y="14.1cm">
          <draw:text-box>
            <text:p text:style-name="P5">N</text:p>
          </draw:text-box>
        </draw:frame>
        <draw:frame draw:style-name="gr25" draw:text-style-name="P6" xml:id="id67" draw:id="id67" draw:layer="layout" svg:width="0.791cm" svg:height="0.777cm" svg:x="51.5cm" svg:y="17.4cm">
          <draw:text-box>
            <text:p text:style-name="P5">1</text:p>
          </draw:text-box>
        </draw:frame>
        <draw:connector draw:style-name="gr19" draw:text-style-name="P7" draw:layer="layout" draw:type="curve" svg:x1="50.625cm" svg:y1="15cm" svg:x2="51.35cm" svg:y2="14.488cm" draw:start-shape="id64" draw:start-glue-point="4" draw:end-shape="id66" draw:end-glue-point="3" svg:d="M50625 15000c0-342 241-512 725-512" svg:viewBox="0 0 726 513">
          <text:p/>
        </draw:connector>
        <draw:connector draw:style-name="gr19" draw:text-style-name="P7" draw:layer="layout" draw:type="curve" svg:x1="50.625cm" svg:y1="17cm" svg:x2="51.5cm" svg:y2="17.788cm" draw:start-shape="id64" draw:start-glue-point="6" draw:end-shape="id67" draw:end-glue-point="3" svg:d="M50625 17000c0 526 291 788 875 788" svg:viewBox="0 0 876 789">
          <text:p/>
        </draw:connector>
        <draw:frame draw:style-name="gr25" draw:text-style-name="P6" xml:id="id68" draw:id="id68" draw:layer="layout" svg:width="0.791cm" svg:height="0.777cm" svg:x="49.5cm" svg:y="29.9cm">
          <draw:text-box>
            <text:p text:style-name="P5">1</text:p>
          </draw:text-box>
        </draw:frame>
        <draw:frame draw:style-name="gr24" draw:text-style-name="P6" xml:id="id69" draw:id="id69" draw:layer="layout" svg:width="0.859cm" svg:height="0.777cm" svg:x="49.9cm" svg:y="32.45cm">
          <draw:text-box>
            <text:p text:style-name="P5">N</text:p>
          </draw:text-box>
        </draw:frame>
        <draw:connector draw:style-name="gr19" draw:text-style-name="P7" draw:layer="layout" draw:type="curve" svg:x1="52.125cm" svg:y1="30.5cm" svg:x2="49.895cm" svg:y2="29.9cm" draw:start-shape="id59" draw:start-glue-point="4" draw:end-shape="id68" draw:end-glue-point="0" svg:d="M52125 30500c0-1690-2230-1390-2230-600" svg:viewBox="0 0 2231 1234">
          <text:p/>
        </draw:connector>
        <draw:connector draw:style-name="gr19" draw:text-style-name="P7" draw:layer="layout" draw:type="curve" svg:x1="52.125cm" svg:y1="32.25cm" svg:x2="50.759cm" svg:y2="32.838cm" draw:start-shape="id59" draw:start-glue-point="6" draw:end-shape="id69" draw:end-glue-point="1" svg:d="M52125 32250c0 392-455 588-1366 588" svg:viewBox="0 0 1367 589">
          <text:p/>
        </draw:connector>
        <draw:custom-shape draw:style-name="gr45" draw:text-style-name="P8" xml:id="id70" draw:id="id70" draw:layer="layout" svg:width="6.5cm" svg:height="2cm" svg:x="54.75cm" svg:y="10.25cm">
          <text:p text:style-name="P8"><text:span text:style-name="T1">Previous mainten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7" draw:layer="layout" draw:type="curve" svg:x1="54.75cm" svg:y1="11.25cm" svg:x2="51.25cm" svg:y2="10.825cm" draw:start-shape="id70" draw:start-glue-point="5" draw:end-shape="id65" svg:d="M54750 11250c-2625 0-875-425-3500-425" svg:viewBox="0 0 3501 426">
          <text:p/>
        </draw:connector>
        <draw:connector draw:style-name="gr46" draw:text-style-name="P7" draw:layer="layout" draw:type="curve" draw:line-skew="-2.874cm" svg:x1="58cm" svg:y1="10.25cm" svg:x2="49.375cm" svg:y2="10.15cm" draw:start-shape="id70" draw:start-glue-point="4" draw:end-shape="id65" draw:end-glue-point="0" svg:d="M58000 10250c0-5251-8625-5201-8625-100" svg:viewBox="0 0 8626 3933">
          <text:p/>
        </draw:connector>
        <draw:frame draw:style-name="gr47" draw:text-style-name="P9" xml:id="id71" draw:id="id71" draw:layer="layout" svg:width="0.791cm" svg:height="0.777cm" svg:x="53.25cm" svg:y="11.9cm">
          <draw:text-box>
            <text:p text:style-name="P5"><text:span text:style-name="T1">1</text:span></text:p>
          </draw:text-box>
        </draw:frame>
        <draw:frame draw:style-name="gr47" draw:text-style-name="P9" xml:id="id72" draw:id="id72" draw:layer="layout" svg:width="0.791cm" svg:height="0.777cm" svg:x="58.7cm" svg:y="9cm">
          <draw:text-box>
            <text:p text:style-name="P5"><text:span text:style-name="T1">1</text:span></text:p>
          </draw:text-box>
        </draw:frame>
        <draw:connector draw:style-name="gr46" draw:text-style-name="P7" draw:layer="layout" draw:type="curve" svg:x1="54.75cm" svg:y1="11.25cm" svg:x2="54.041cm" svg:y2="12.288cm" draw:start-shape="id70" draw:start-glue-point="5" draw:end-shape="id71" draw:end-glue-point="1" svg:d="M54750 11250c-531 0-177 1038-709 1038" svg:viewBox="0 0 710 1039">
          <text:p/>
        </draw:connector>
        <draw:connector draw:style-name="gr46" draw:text-style-name="P7" draw:layer="layout" draw:type="curve" svg:x1="58cm" svg:y1="10.25cm" svg:x2="58.7cm" svg:y2="9.388cm" draw:start-shape="id70" draw:start-glue-point="4" draw:end-shape="id72" draw:end-glue-point="3" svg:d="M58000 10250c0-575 233-862 700-862" svg:viewBox="0 0 701 863">
          <text:p/>
        </draw:connector>
        <draw:custom-shape draw:style-name="gr48" draw:text-style-name="P8" xml:id="id73" draw:id="id73" draw:layer="layout" svg:width="5.5cm" svg:height="2cm" svg:x="6.25cm" svg:y="41.25cm">
          <text:p text:style-name="P8"><text:span text:style-name="T1">Operating da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8" xml:id="id74" draw:id="id74" draw:layer="layout" svg:width="3.75cm" svg:height="0.75cm" svg:x="7cm" svg:y="45.25cm">
          <text:p text:style-name="P8"><text:span text:style-name="T1">weekdays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type="curve" svg:x1="9cm" svg:y1="41.25cm" svg:x2="9.35cm" svg:y2="39.15cm" draw:start-shape="id73" draw:start-glue-point="4" draw:end-shape="id30" draw:end-glue-point="2" svg:d="M9000 41250c0-1575 350-525 350-2100" svg:viewBox="0 0 351 2101">
          <text:p/>
        </draw:connector>
        <draw:connector draw:style-name="gr46" draw:text-style-name="P7" draw:layer="layout" draw:type="curve" svg:x1="9cm" svg:y1="43.25cm" svg:x2="8.875cm" svg:y2="45.25cm" draw:start-shape="id73" draw:start-glue-point="6" draw:end-shape="id74" draw:end-glue-point="0" svg:d="M9000 43250c0 1501-125 502-125 2000" svg:viewBox="0 0 126 2001">
          <text:p/>
        </draw:connector>
        <draw:frame draw:style-name="gr50" draw:text-style-name="P9" xml:id="id76" draw:id="id76" draw:layer="layout" svg:width="0.859cm" svg:height="0.777cm" svg:x="6.994cm" svg:y="43.105cm">
          <draw:text-box>
            <text:p text:style-name="P5"><text:span text:style-name="T1">N</text:span></text:p>
          </draw:text-box>
        </draw:frame>
        <draw:frame draw:style-name="gr51" draw:text-style-name="P9" xml:id="id75" draw:id="id75" draw:layer="layout" svg:width="0.905cm" svg:height="0.777cm" svg:x="6.75cm" svg:y="40cm">
          <draw:text-box>
            <text:p text:style-name="P5"><text:span text:style-name="T1">M</text:span></text:p>
          </draw:text-box>
        </draw:frame>
        <draw:connector draw:style-name="gr46" draw:text-style-name="P7" draw:layer="layout" draw:type="curve" svg:x1="9cm" svg:y1="41.25cm" svg:x2="7.655cm" svg:y2="40.388cm" draw:start-shape="id73" draw:start-glue-point="4" draw:end-shape="id75" draw:end-glue-point="1" svg:d="M9000 41250c0-575-448-862-1345-862" svg:viewBox="0 0 1346 863">
          <text:p/>
        </draw:connector>
        <draw:connector draw:style-name="gr19" draw:text-style-name="P7" draw:layer="layout" draw:type="curve" svg:x1="9cm" svg:y1="43.25cm" svg:x2="7.423cm" svg:y2="43.882cm" draw:start-shape="id73" draw:start-glue-point="6" draw:end-shape="id76" draw:end-glue-point="2" svg:d="M9000 43250c0 1738-1577 1422-1577 632" svg:viewBox="0 0 1578 1269">
          <text:p/>
        </draw:connector>
        <draw:custom-shape draw:style-name="gr52" draw:text-style-name="P10" xml:id="id77" draw:id="id77" draw:layer="layout" svg:width="5cm" svg:height="1.75cm" svg:x="38cm" svg:y="29.75cm">
          <text:p text:style-name="P4"><text:span text:style-name="T1">Schedule of tick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3" draw:text-style-name="P4" draw:layer="layout" draw:type="curve" svg:x1="30.85cm" svg:y1="25.837cm" svg:x2="38cm" svg:y2="30.625cm" draw:start-shape="id3" draw:start-glue-point="1" draw:end-shape="id77" draw:end-glue-point="5" svg:d="M30850 25837c5362 0 1788 4788 7150 4788" svg:viewBox="0 0 7151 4789">
          <text:p/>
        </draw:connector>
        <draw:connector draw:style-name="gr20" draw:text-style-name="P7" draw:layer="layout" draw:type="curve" svg:x1="43cm" svg:y1="30.625cm" svg:x2="50cm" svg:y2="36.125cm" draw:start-shape="id77" draw:start-glue-point="7" draw:end-shape="id41" draw:end-glue-point="3" svg:d="M43000 30625c5251 0 1752 5500 7000 5500" svg:viewBox="0 0 7001 5501">
          <text:p/>
        </draw:connector>
        <draw:frame draw:style-name="gr54" draw:text-style-name="P11" xml:id="id78" draw:id="id78" draw:layer="layout" svg:width="0.791cm" svg:height="0.777cm" svg:x="37.2cm" svg:y="31cm">
          <draw:text-box>
            <text:p text:style-name="P5">1</text:p>
          </draw:text-box>
        </draw:frame>
        <draw:frame draw:style-name="gr54" draw:text-style-name="P13" xml:id="id79" draw:id="id79" draw:layer="layout" svg:width="0.859cm" svg:height="0.777cm" svg:x="43.75cm" svg:y="31.5cm">
          <draw:text-box>
            <text:p text:style-name="P12"><text:span text:style-name="T1">N</text:span></text:p>
          </draw:text-box>
        </draw:frame>
        <draw:connector draw:style-name="gr46" draw:text-style-name="P7" draw:layer="layout" draw:type="curve" svg:x1="38cm" svg:y1="30.625cm" svg:x2="37.2cm" svg:y2="31.388cm" draw:start-shape="id77" draw:start-glue-point="5" draw:end-shape="id78" draw:end-glue-point="3" svg:d="M38000 30625c-1990 0-1590 763-800 763" svg:viewBox="0 0 1449 764">
          <text:p/>
        </draw:connector>
        <draw:connector draw:style-name="gr46" draw:text-style-name="P7" draw:layer="layout" draw:type="curve" svg:x1="43cm" svg:y1="30.625cm" svg:x2="44.179cm" svg:y2="31.5cm" draw:start-shape="id77" draw:start-glue-point="7" draw:end-shape="id79" draw:end-glue-point="0" svg:d="M43000 30625c786 0 1179 291 1179 875" svg:viewBox="0 0 1180 8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9T17:24:51.777677363</meta:creation-date>
    <dc:date>2023-11-29T22:15:51.845260745</dc:date>
    <meta:editing-duration>PT2H55M</meta:editing-duration>
    <meta:editing-cycles>76</meta:editing-cycles>
    <meta:generator>LibreOffice/7.3.7.2$Linux_X86_64 LibreOffice_project/30$Build-2</meta:generator>
    <meta:document-statistic meta:object-count="167"/>
  </office:meta>
</office:document-meta>
</file>